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8.336cm" fo:margin-left="-1.312cm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3.307cm"/>
    </style:style>
    <style:style style:name="Table1.B" style:family="table-column">
      <style:table-column-properties style:column-width="2.487cm"/>
    </style:style>
    <style:style style:name="Table1.C" style:family="table-column">
      <style:table-column-properties style:column-width="2.805cm"/>
    </style:style>
    <style:style style:name="Table1.D" style:family="table-column">
      <style:table-column-properties style:column-width="2.434cm"/>
    </style:style>
    <style:style style:name="Table1.1" style:family="table-row">
      <style:table-row-properties style:min-row-height="4.207cm"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1.307cm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9.546cm"/>
    </style:style>
    <style:style style:name="Table1.4" style:family="table-row">
      <style:table-row-properties style:min-row-height="7.594cm"/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0d15" officeooo:paragraph-rsid="002843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0d15" officeooo:paragraph-rsid="00270d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0d15" officeooo:paragraph-rsid="002843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3382" officeooo:paragraph-rsid="001d33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3382" officeooo:paragraph-rsid="002031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3382" officeooo:paragraph-rsid="001d33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3382" officeooo:paragraph-rsid="0024f4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ffc2" officeooo:paragraph-rsid="002dff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ffc2" officeooo:paragraph-rsid="002dff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7dbc" officeooo:paragraph-rsid="00577d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9add" officeooo:paragraph-rsid="00589a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d41b" officeooo:paragraph-rsid="0059d4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e2fe" officeooo:paragraph-rsid="005ae2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ef2a" officeooo:paragraph-rsid="005bef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f04c" officeooo:paragraph-rsid="005cf0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1f4b" officeooo:paragraph-rsid="00601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1a300" officeooo:paragraph-rsid="0061a3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25134" officeooo:paragraph-rsid="006251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3e5d7" officeooo:paragraph-rsid="0063e5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2be2" officeooo:paragraph-rsid="00642b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bf69" officeooo:paragraph-rsid="0064bf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2414" officeooo:paragraph-rsid="006524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0bdb2" officeooo:paragraph-rsid="00b0bd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0cb39" officeooo:paragraph-rsid="00b0cb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dd0c" officeooo:paragraph-rsid="00b1dd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3b6d4" officeooo:paragraph-rsid="00b3b6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5b14e" officeooo:paragraph-rsid="00b5b1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72164" officeooo:paragraph-rsid="00b721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bfa2" officeooo:paragraph-rsid="00b8bf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a9e4f" officeooo:paragraph-rsid="00ba9e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beb36" officeooo:paragraph-rsid="00bbeb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0a85" officeooo:paragraph-rsid="00bd0a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e1b8" officeooo:paragraph-rsid="00bde1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8ef2" officeooo:paragraph-rsid="001e8e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b5a0f" officeooo:paragraph-rsid="009b5a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dce67" officeooo:paragraph-rsid="009dce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8ad6f" officeooo:paragraph-rsid="00a8ad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991a3" officeooo:paragraph-rsid="00a991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9b530" officeooo:paragraph-rsid="00a9b5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e0ed7" officeooo:paragraph-rsid="00ae0e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fa52e" officeooo:paragraph-rsid="00afa5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04f51" officeooo:paragraph-rsid="00b04f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05d05" officeooo:paragraph-rsid="00b05d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872a" officeooo:paragraph-rsid="002f87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f92a" officeooo:paragraph-rsid="0030f9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cf9d" officeooo:paragraph-rsid="0033cf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97e8" officeooo:paragraph-rsid="003597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e2ab" officeooo:paragraph-rsid="0038e2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ff14" officeooo:paragraph-rsid="0039ff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fd9c" officeooo:paragraph-rsid="003afd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7e6b" officeooo:paragraph-rsid="00477e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e721" officeooo:paragraph-rsid="0048e7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8585" officeooo:paragraph-rsid="004d85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108e" officeooo:paragraph-rsid="005110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d6ab" officeooo:paragraph-rsid="0052d6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458ad" officeooo:paragraph-rsid="005458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4a886" officeooo:paragraph-rsid="0054a8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6280" officeooo:paragraph-rsid="005662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770c8" officeooo:paragraph-rsid="006770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7881" officeooo:paragraph-rsid="006978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3d69" officeooo:paragraph-rsid="006a3d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22f6b" officeooo:paragraph-rsid="00722f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2eae8" officeooo:paragraph-rsid="0074b6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2eae8" officeooo:paragraph-rsid="0072ea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3aa78" officeooo:paragraph-rsid="0074b6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3aa78" officeooo:paragraph-rsid="0072ea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2988" officeooo:paragraph-rsid="007601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76d26" officeooo:paragraph-rsid="00876d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921b7" officeooo:paragraph-rsid="008921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a4ec8" officeooo:paragraph-rsid="008a4e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8615" officeooo:paragraph-rsid="008e86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209ad" officeooo:paragraph-rsid="009209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35466" officeooo:paragraph-rsid="009354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522e6" officeooo:paragraph-rsid="009522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bbe1" officeooo:paragraph-rsid="0096bb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7d61f" officeooo:paragraph-rsid="0097d6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2b93" officeooo:paragraph-rsid="00442b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66fd" officeooo:paragraph-rsid="004566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89fb" officeooo:paragraph-rsid="004589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40a6" officeooo:paragraph-rsid="004f40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7a7d6" officeooo:paragraph-rsid="0067a7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63854" officeooo:paragraph-rsid="007638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6dbdd" officeooo:paragraph-rsid="0076db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0d8e" officeooo:paragraph-rsid="00780d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aa5bc" officeooo:paragraph-rsid="007aa5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d2c55" officeooo:paragraph-rsid="007d2c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63db" officeooo:paragraph-rsid="008863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8242" officeooo:paragraph-rsid="008882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00e9c" officeooo:paragraph-rsid="00900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6b96" officeooo:paragraph-rsid="00966b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86d6" officeooo:paragraph-rsid="003c86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2a18" officeooo:paragraph-rsid="003e2a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3f66" officeooo:paragraph-rsid="003e3f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1806" officeooo:paragraph-rsid="004018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3fc2" officeooo:paragraph-rsid="00403f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b536" officeooo:paragraph-rsid="0040b5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ccc7" officeooo:paragraph-rsid="0041cc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cd0a" officeooo:paragraph-rsid="004acd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020c" officeooo:paragraph-rsid="004c02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9c0c" officeooo:paragraph-rsid="00539c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e80b" officeooo:paragraph-rsid="0056e8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bc167" officeooo:paragraph-rsid="006bc1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a964" officeooo:paragraph-rsid="006ca9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ec38" officeooo:paragraph-rsid="006dec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df85c" officeooo:paragraph-rsid="007df8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6adf" officeooo:paragraph-rsid="007f6a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4f5f" officeooo:paragraph-rsid="00804f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23d26" officeooo:paragraph-rsid="00823d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403fb" officeooo:paragraph-rsid="008403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53f51" officeooo:paragraph-rsid="00853f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b5cfb" officeooo:paragraph-rsid="008b5c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d32cf" officeooo:paragraph-rsid="008d32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3a667" officeooo:paragraph-rsid="0093a6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98498" officeooo:paragraph-rsid="009984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a8633" officeooo:paragraph-rsid="009a86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ebb85" officeooo:paragraph-rsid="009ebb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f214c" officeooo:paragraph-rsid="009f21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fb425" officeooo:paragraph-rsid="009fb4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a7770" officeooo:paragraph-rsid="00aa77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8622" officeooo:paragraph-rsid="002186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49c0" officeooo:paragraph-rsid="002349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e589" officeooo:paragraph-rsid="0025e5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be57" officeooo:paragraph-rsid="00a3be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4eb0e" officeooo:paragraph-rsid="00a4eb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66afc" officeooo:paragraph-rsid="00a66a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b43dd" officeooo:paragraph-rsid="00ab43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d171a" officeooo:paragraph-rsid="00ad17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fb4df" officeooo:paragraph-rsid="00bfb4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fc2e0" officeooo:paragraph-rsid="00bfc2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0adc0" officeooo:paragraph-rsid="00c0ad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11fec" officeooo:paragraph-rsid="00c11f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17d72" officeooo:paragraph-rsid="00c17d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341d3" officeooo:paragraph-rsid="00c341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57675" officeooo:paragraph-rsid="00c576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67119" officeooo:paragraph-rsid="00c671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74d0c" officeooo:paragraph-rsid="00c74d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7d9da" officeooo:paragraph-rsid="00c7d9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8089" officeooo:paragraph-rsid="00c980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9690" officeooo:paragraph-rsid="00ca96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c2bb2" officeooo:paragraph-rsid="00cc2b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1c8d" officeooo:paragraph-rsid="00ce1c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019d8" officeooo:paragraph-rsid="00d019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17694" officeooo:paragraph-rsid="00d176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23069" officeooo:paragraph-rsid="00d230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3bdaf" officeooo:paragraph-rsid="00d3bd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6c42" officeooo:paragraph-rsid="00d46c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cffd" officeooo:paragraph-rsid="00d4cf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61f66" officeooo:paragraph-rsid="00d61f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6e8e9" officeooo:paragraph-rsid="00d6e8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72348" officeooo:paragraph-rsid="00d723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7c786" officeooo:paragraph-rsid="00d7c7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92f67" officeooo:paragraph-rsid="00d92f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77dbc" officeooo:paragraph-rsid="00577db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577db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298dbe"/>
    </style:style>
    <style:style style:name="T2" style:family="text">
      <style:text-properties officeooo:rsid="002e5648"/>
    </style:style>
    <style:style style:name="T3" style:family="text">
      <style:text-properties officeooo:rsid="0030f92a"/>
    </style:style>
    <style:style style:name="T4" style:family="text">
      <style:text-properties officeooo:rsid="00322ac9"/>
    </style:style>
    <style:style style:name="T5" style:family="text">
      <style:text-properties officeooo:rsid="003597e8"/>
    </style:style>
    <style:style style:name="T6" style:family="text">
      <style:text-properties officeooo:rsid="0036f900"/>
    </style:style>
    <style:style style:name="T7" style:family="text">
      <style:text-properties officeooo:rsid="0039ff14"/>
    </style:style>
    <style:style style:name="T8" style:family="text">
      <style:text-properties officeooo:rsid="003e2a18"/>
    </style:style>
    <style:style style:name="T9" style:family="text">
      <style:text-properties officeooo:rsid="003fab97"/>
    </style:style>
    <style:style style:name="T10" style:family="text">
      <style:text-properties officeooo:rsid="00403fc2"/>
    </style:style>
    <style:style style:name="T11" style:family="text">
      <style:text-properties officeooo:rsid="00408f3f"/>
    </style:style>
    <style:style style:name="T12" style:family="text">
      <style:text-properties officeooo:rsid="0041ccc7"/>
    </style:style>
    <style:style style:name="T13" style:family="text">
      <style:text-properties officeooo:rsid="00432aae"/>
    </style:style>
    <style:style style:name="T14" style:family="text">
      <style:text-properties officeooo:rsid="004589fb"/>
    </style:style>
    <style:style style:name="T15" style:family="text">
      <style:text-properties officeooo:rsid="004743aa"/>
    </style:style>
    <style:style style:name="T16" style:family="text">
      <style:text-properties officeooo:rsid="004c020c"/>
    </style:style>
    <style:style style:name="T17" style:family="text">
      <style:text-properties officeooo:rsid="0052d6ab"/>
    </style:style>
    <style:style style:name="T18" style:family="text">
      <style:text-properties officeooo:rsid="00566280"/>
    </style:style>
    <style:style style:name="T19" style:family="text">
      <style:text-properties officeooo:rsid="005ae2fe"/>
    </style:style>
    <style:style style:name="T20" style:family="text">
      <style:text-properties officeooo:rsid="005ed301"/>
    </style:style>
    <style:style style:name="T21" style:family="text">
      <style:text-properties officeooo:rsid="00625134"/>
    </style:style>
    <style:style style:name="T22" style:family="text">
      <style:text-properties officeooo:rsid="00652414"/>
    </style:style>
    <style:style style:name="T23" style:family="text">
      <style:text-properties officeooo:rsid="006a3d69"/>
    </style:style>
    <style:style style:name="T24" style:family="text">
      <style:text-properties officeooo:rsid="006ca964"/>
    </style:style>
    <style:style style:name="T25" style:family="text">
      <style:text-properties officeooo:rsid="006dec38"/>
    </style:style>
    <style:style style:name="T26" style:family="text">
      <style:text-properties officeooo:rsid="006f7e28"/>
    </style:style>
    <style:style style:name="T27" style:family="text">
      <style:text-properties officeooo:rsid="00708dc4"/>
    </style:style>
    <style:style style:name="T28" style:family="text">
      <style:text-properties officeooo:rsid="0072eae8"/>
    </style:style>
    <style:style style:name="T29" style:family="text">
      <style:text-properties officeooo:rsid="0073aa78"/>
    </style:style>
    <style:style style:name="T30" style:family="text">
      <style:text-properties officeooo:rsid="0076dbdd"/>
    </style:style>
    <style:style style:name="T31" style:family="text">
      <style:text-properties officeooo:rsid="00780d8e"/>
    </style:style>
    <style:style style:name="T32" style:family="text">
      <style:text-properties officeooo:rsid="0078bd41"/>
    </style:style>
    <style:style style:name="T33" style:family="text">
      <style:text-properties officeooo:rsid="007d2c55"/>
    </style:style>
    <style:style style:name="T34" style:family="text">
      <style:text-properties officeooo:rsid="007f6adf"/>
    </style:style>
    <style:style style:name="T35" style:family="text">
      <style:text-properties officeooo:rsid="00804f5f"/>
    </style:style>
    <style:style style:name="T36" style:family="text">
      <style:text-properties officeooo:rsid="008403fb"/>
    </style:style>
    <style:style style:name="T37" style:family="text">
      <style:text-properties officeooo:rsid="00853f51"/>
    </style:style>
    <style:style style:name="T38" style:family="text">
      <style:text-properties officeooo:rsid="0085a612"/>
    </style:style>
    <style:style style:name="T39" style:family="text">
      <style:text-properties officeooo:rsid="00888242"/>
    </style:style>
    <style:style style:name="T40" style:family="text">
      <style:text-properties officeooo:rsid="008a4ec8"/>
    </style:style>
    <style:style style:name="T41" style:family="text">
      <style:text-properties officeooo:rsid="008d32cf"/>
    </style:style>
    <style:style style:name="T42" style:family="text">
      <style:text-properties officeooo:rsid="00900e9c"/>
    </style:style>
    <style:style style:name="T43" style:family="text">
      <style:text-properties officeooo:rsid="009046ac"/>
    </style:style>
    <style:style style:name="T44" style:family="text">
      <style:text-properties officeooo:rsid="00935466"/>
    </style:style>
    <style:style style:name="T45" style:family="text">
      <style:text-properties officeooo:rsid="00966b96"/>
    </style:style>
    <style:style style:name="T46" style:family="text">
      <style:text-properties officeooo:rsid="0097d61f"/>
    </style:style>
    <style:style style:name="T47" style:family="text">
      <style:text-properties officeooo:rsid="009a8633"/>
    </style:style>
    <style:style style:name="T48" style:family="text">
      <style:text-properties officeooo:rsid="009dce67"/>
    </style:style>
    <style:style style:name="T49" style:family="text">
      <style:text-properties officeooo:rsid="009dfa0f"/>
    </style:style>
    <style:style style:name="T50" style:family="text">
      <style:text-properties officeooo:rsid="009f214c"/>
    </style:style>
    <style:style style:name="T51" style:family="text">
      <style:text-properties officeooo:rsid="009fb425"/>
    </style:style>
    <style:style style:name="T52" style:family="text">
      <style:text-properties officeooo:rsid="00a0c79b"/>
    </style:style>
    <style:style style:name="T53" style:family="text">
      <style:text-properties officeooo:rsid="00a1dcdb"/>
    </style:style>
    <style:style style:name="T54" style:family="text">
      <style:text-properties officeooo:rsid="00a4eb0e"/>
    </style:style>
    <style:style style:name="T55" style:family="text">
      <style:text-properties officeooo:rsid="00a66afc"/>
    </style:style>
    <style:style style:name="T56" style:family="text">
      <style:text-properties officeooo:rsid="00a7528b"/>
    </style:style>
    <style:style style:name="T57" style:family="text">
      <style:text-properties officeooo:rsid="00a9b530"/>
    </style:style>
    <style:style style:name="T58" style:family="text">
      <style:text-properties officeooo:rsid="00aa7770"/>
    </style:style>
    <style:style style:name="T59" style:family="text">
      <style:text-properties officeooo:rsid="00ad171a"/>
    </style:style>
    <style:style style:name="T60" style:family="text">
      <style:text-properties officeooo:rsid="00ae0ed7"/>
    </style:style>
    <style:style style:name="T61" style:family="text">
      <style:text-properties officeooo:rsid="00b04f51"/>
    </style:style>
    <style:style style:name="T62" style:family="text">
      <style:text-properties officeooo:rsid="00b05d05"/>
    </style:style>
    <style:style style:name="T63" style:family="text">
      <style:text-properties officeooo:rsid="00b0cb39"/>
    </style:style>
    <style:style style:name="T64" style:family="text">
      <style:text-properties officeooo:rsid="00b1dd0c"/>
    </style:style>
    <style:style style:name="T65" style:family="text">
      <style:text-properties officeooo:rsid="00b5b14e"/>
    </style:style>
    <style:style style:name="T66" style:family="text">
      <style:text-properties officeooo:rsid="00b8bfa2"/>
    </style:style>
    <style:style style:name="T67" style:family="text">
      <style:text-properties officeooo:rsid="00bbeb36"/>
    </style:style>
    <style:style style:name="T68" style:family="text">
      <style:text-properties officeooo:rsid="00bde1b8"/>
    </style:style>
    <style:style style:name="T69" style:family="text">
      <style:text-properties officeooo:rsid="00c11fec"/>
    </style:style>
    <style:style style:name="T70" style:family="text">
      <style:text-properties officeooo:rsid="00c3f975"/>
    </style:style>
    <style:style style:name="T71" style:family="text">
      <style:text-properties officeooo:rsid="00c57675"/>
    </style:style>
    <style:style style:name="T72" style:family="text">
      <style:text-properties officeooo:rsid="00c67119"/>
    </style:style>
    <style:style style:name="T73" style:family="text">
      <style:text-properties officeooo:rsid="00c7d9da"/>
    </style:style>
    <style:style style:name="T74" style:family="text">
      <style:text-properties officeooo:rsid="00ca9690"/>
    </style:style>
    <style:style style:name="T75" style:family="text">
      <style:text-properties officeooo:rsid="00d019d8"/>
    </style:style>
    <style:style style:name="T76" style:family="text">
      <style:text-properties officeooo:rsid="00d23069"/>
    </style:style>
    <style:style style:name="T77" style:family="text">
      <style:text-properties officeooo:rsid="00d3bdaf"/>
    </style:style>
    <style:style style:name="T78" style:family="text">
      <style:text-properties officeooo:rsid="00d61f66"/>
    </style:style>
    <style:style style:name="T79" style:family="text">
      <style:text-properties officeooo:rsid="00d72348"/>
    </style:style>
    <style:style style:name="T80" style:family="text">
      <style:text-properties officeooo:rsid="00d92f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 table:number-columns-repeated="4"/>
        <table:table-row table:style-name="Table1.1">
          <table:table-cell table:style-name="Table1.A1" office:value-type="string">
            <text:p text:style-name="P4">Topic</text:p>
          </table:table-cell>
          <table:table-cell table:style-name="Table1.A1" office:value-type="string">
            <text:p text:style-name="P6">Degree Centrality</text:p>
            <text:p text:style-name="P6"/>
            <text:p text:style-name="P6">Rouge-1</text:p>
            <text:p text:style-name="P6"/>
            <text:p text:style-name="P6">Threshold = 0.1,0.2,0.3</text:p>
            <text:p text:style-name="P6"/>
            <text:p text:style-name="P6"/>
          </table:table-cell>
          <table:table-cell table:style-name="Table1.A1" office:value-type="string">
            <text:p text:style-name="P6">Degree Centrality</text:p>
            <text:p text:style-name="P6"/>
            <text:p text:style-name="P6">Rouge-2</text:p>
            <text:p text:style-name="P6"/>
            <text:p text:style-name="P6">Threshold = 0.1,0.2,0.3</text:p>
            <text:p text:style-name="P6"/>
          </table:table-cell>
          <table:table-cell table:style-name="Table1.A1" office:value-type="string">
            <text:p text:style-name="P6">Degree Centrality</text:p>
            <text:p text:style-name="P6"/>
            <text:p text:style-name="P6">Rouge-L</text:p>
            <text:p text:style-name="P6"/>
            <text:p text:style-name="P6">Threshold = 0.1,0.2,0.3</text:p>
            <text:p text:style-name="P6"/>
          </table:table-cell>
          <table:table-cell table:style-name="Table1.A1" office:value-type="string">
            <text:p text:style-name="P34">Text</text:p>
            <text:p text:style-name="P34">Rank</text:p>
            <text:p text:style-name="P34"/>
            <text:p text:style-name="P34">Rouge-1</text:p>
            <text:p text:style-name="P34"/>
            <text:p text:style-name="P5">Threshold = 0.1,0.2,0.3</text:p>
          </table:table-cell>
          <table:table-cell table:style-name="Table1.A1" office:value-type="string">
            <text:p text:style-name="P120">Text</text:p>
            <text:p text:style-name="P120">Rank</text:p>
            <text:p text:style-name="P120"/>
            <text:p text:style-name="P121">Rouge-2</text:p>
            <text:p text:style-name="P121"/>
            <text:p text:style-name="P7">Threshold = 0.1,0.2,0.3</text:p>
          </table:table-cell>
          <table:table-cell table:style-name="Table1.G1" office:value-type="string">
            <text:p text:style-name="P122">Text </text:p>
            <text:p text:style-name="P122">Rank</text:p>
            <text:p text:style-name="P122"/>
            <text:p text:style-name="P122">Rouge-L</text:p>
            <text:p text:style-name="P122"/>
            <text:p text:style-name="P122">Threshold =</text:p>
            <text:p text:style-name="P122">0.1,0.2,0.3</text:p>
          </table:table-cell>
        </table:table-row>
        <table:table-row table:style-name="Table1.2">
          <table:table-cell table:style-name="Table1.A2" office:value-type="string">
            <text:p text:style-name="P8">Topic 1</text:p>
          </table:table-cell>
          <table:table-cell table:style-name="Table1.A2" office:value-type="string">
            <text:p text:style-name="P9">0.1:</text:p>
            <text:p text:style-name="P9"/>
            <text:p text:style-name="P9">p = 0.175</text:p>
            <text:p text:style-name="P9">r = 0.158</text:p>
            <text:p text:style-name="P9">f = 0.166</text:p>
            <text:p text:style-name="P9"/>
            <text:p text:style-name="P9">0.2:</text:p>
            <text:p text:style-name="P9"/>
            <text:p text:style-name="P9">p = 0.188</text:p>
            <text:p text:style-name="P9">r = 0.179</text:p>
            <text:p text:style-name="P9">f = 0.183</text:p>
            <text:p text:style-name="P9"/>
            <text:p text:style-name="P9">0.3:</text:p>
            <text:p text:style-name="P9"/>
            <text:p text:style-name="P9">p = 0.188</text:p>
            <text:p text:style-name="P9">r = 0.157</text:p>
            <text:p text:style-name="P9">f = <text:span text:style-name="T2">0.171</text:span></text:p>
            <text:p text:style-name="P9"/>
            <text:p text:style-name="P9"/>
          </table:table-cell>
          <table:table-cell table:style-name="Table1.A2" office:value-type="string">
            <text:p text:style-name="P44">0.1:</text:p>
            <text:p text:style-name="P44"/>
            <text:p text:style-name="P44">p = 0.0135</text:p>
            <text:p text:style-name="P44">r = <text:span text:style-name="T3">0.0137</text:span></text:p>
            <text:p text:style-name="P45">f = <text:span text:style-name="T4">0.0136</text:span></text:p>
            <text:p text:style-name="P45"/>
            <text:p text:style-name="P46">0.2:</text:p>
            <text:p text:style-name="P46"/>
            <text:p text:style-name="P46">p = <text:span text:style-name="T5">0.0136</text:span></text:p>
            <text:p text:style-name="P47">r = 0.0145</text:p>
            <text:p text:style-name="P47">f <text:s/>= <text:span text:style-name="T6">0.0140</text:span></text:p>
            <text:p text:style-name="P47"/>
            <text:p text:style-name="P48">0.3:</text:p>
            <text:p text:style-name="P48"/>
            <text:p text:style-name="P48">p = <text:span text:style-name="T7">0.0135</text:span></text:p>
            <text:p text:style-name="P49">r = 0.0128</text:p>
            <text:p text:style-name="P50">f = 0.0132</text:p>
          </table:table-cell>
          <table:table-cell table:style-name="Table1.A2" office:value-type="string">
            <text:p text:style-name="P91">0.1:</text:p>
            <text:p text:style-name="P91"/>
            <text:p text:style-name="P91">p = <text:span text:style-name="T8">0.1244</text:span></text:p>
            <text:p text:style-name="P92">r = 0.1294</text:p>
            <text:p text:style-name="P92">f = 0.1268</text:p>
            <text:p text:style-name="P92"/>
            <text:p text:style-name="P93">0.2:</text:p>
            <text:p text:style-name="P93"/>
            <text:p text:style-name="P93">p = <text:span text:style-name="T9">0.0987</text:span></text:p>
            <text:p text:style-name="P94">r = <text:span text:style-name="T10">0.1095</text:span></text:p>
            <text:p text:style-name="P95">f = <text:span text:style-name="T11">0.1033</text:span></text:p>
            <text:p text:style-name="P94"/>
            <text:p text:style-name="P96">0.3:</text:p>
            <text:p text:style-name="P96"/>
            <text:p text:style-name="P96">p = 0.1201</text:p>
            <text:p text:style-name="P96">r = <text:span text:style-name="T12">0.1181</text:span></text:p>
            <text:p text:style-name="P97">f = <text:span text:style-name="T13">0.1191</text:span></text:p>
          </table:table-cell>
          <table:table-cell table:style-name="Table1.A2" office:value-type="string">
            <text:p text:style-name="P35">0.1:</text:p>
            <text:p text:style-name="P35"/>
            <text:p text:style-name="P35">p = <text:span text:style-name="T48">0.1753</text:span></text:p>
            <text:p text:style-name="P36">r = 0.1698</text:p>
            <text:p text:style-name="P36">f = <text:span text:style-name="T49">0.1752</text:span></text:p>
            <text:p text:style-name="P36"/>
            <text:p text:style-name="P37">0.2:</text:p>
            <text:p text:style-name="P37"/>
            <text:p text:style-name="P38">p = <text:span text:style-name="T57">0.1688</text:span></text:p>
            <text:p text:style-name="P39">r = 0.1547</text:p>
            <text:p text:style-name="P39">f = 0.1615</text:p>
            <text:p text:style-name="P39"/>
            <text:p text:style-name="P40">0.3:</text:p>
            <text:p text:style-name="P40"/>
            <text:p text:style-name="P40">p = 0.1753</text:p>
            <text:p text:style-name="P40">r = 0.1551</text:p>
            <text:p text:style-name="P40">f = 0.1646</text:p>
          </table:table-cell>
          <table:table-cell table:style-name="Table1.A2" office:value-type="string">
            <text:p text:style-name="P116"><text:span text:style-name="T60">0</text:span>.<text:span text:style-name="T52">1</text:span>:</text:p>
            <text:p text:style-name="P116"/>
            <text:p text:style-name="P116">p = <text:span text:style-name="T50">0.0180</text:span></text:p>
            <text:p text:style-name="P117">r = <text:span text:style-name="T51">0.0197</text:span></text:p>
            <text:p text:style-name="P118">f = <text:span text:style-name="T53">0.0188</text:span></text:p>
            <text:p text:style-name="P118"/>
            <text:p text:style-name="P37">0.2:</text:p>
            <text:p text:style-name="P37"/>
            <text:p text:style-name="P39">p = <text:span text:style-name="T58">0.0135 </text:span></text:p>
            <text:p text:style-name="P119">r = 0.0138</text:p>
            <text:p text:style-name="P119">f = 0.0137</text:p>
            <text:p text:style-name="P119"/>
            <text:p text:style-name="P40">0.3:</text:p>
            <text:p text:style-name="P40"/>
            <text:p text:style-name="P40">p = 0.0090</text:p>
            <text:p text:style-name="P40"><text:s/>r = 0.0091</text:p>
            <text:p text:style-name="P40">f = 0.0091</text:p>
          </table:table-cell>
          <table:table-cell table:style-name="Table1.G2" office:value-type="string">
            <text:p text:style-name="P123">0.1:</text:p>
            <text:p text:style-name="P123"/>
            <text:p text:style-name="P123">p = <text:span text:style-name="T54">0.1158</text:span></text:p>
            <text:p text:style-name="P124">r = <text:span text:style-name="T55">0.1304</text:span></text:p>
            <text:p text:style-name="P125">f = <text:span text:style-name="T56">0.1218</text:span></text:p>
            <text:p text:style-name="P125"/>
            <text:p text:style-name="P37">0.2:</text:p>
            <text:p text:style-name="P37"/>
            <text:p text:style-name="P126">p = <text:span text:style-name="T59">0.1115</text:span></text:p>
            <text:p text:style-name="P127">r = 0.1176</text:p>
            <text:p text:style-name="P127">f = 0.1143</text:p>
            <text:p text:style-name="P127"/>
            <text:p text:style-name="P40">0.3:</text:p>
            <text:p text:style-name="P40"/>
            <text:p text:style-name="P40">p = 0.1072</text:p>
            <text:p text:style-name="P40">r = 0.1126</text:p>
            <text:p text:style-name="P40">f = 0.1097</text:p>
          </table:table-cell>
        </table:table-row>
        <table:table-row table:style-name="Table1.3">
          <table:table-cell table:style-name="Table1.A2" office:value-type="string">
            <text:p text:style-name="P2">Topic 2</text:p>
          </table:table-cell>
          <table:table-cell table:style-name="Table1.A2" office:value-type="string">
            <text:p text:style-name="P77">0.1:</text:p>
            <text:p text:style-name="P77"/>
            <text:p text:style-name="P78">p = <text:span text:style-name="T14">0.2033</text:span></text:p>
            <text:p text:style-name="P79">r = 0.1395</text:p>
            <text:p text:style-name="P79">f = <text:span text:style-name="T15">0.1655</text:span></text:p>
            <text:p text:style-name="P79"/>
            <text:p text:style-name="P53">0.2:</text:p>
            <text:p text:style-name="P53"/>
            <text:p text:style-name="P80"><text:s/>p = 0.1441</text:p>
            <text:p text:style-name="P80">r = 0.1111</text:p>
            <text:p text:style-name="P80">f = 0.1254</text:p>
            <text:p text:style-name="P80"/>
            <text:p text:style-name="P56">0.3:</text:p>
            <text:p text:style-name="P56"/>
            <text:p text:style-name="P56">p = 0.1694</text:p>
            <text:p text:style-name="P56">r = 0.1299</text:p>
            <text:p text:style-name="P56">f = 0.1470</text:p>
          </table:table-cell>
          <table:table-cell table:style-name="Table1.A2" office:value-type="string">
            <text:p text:style-name="P51">0.1:</text:p>
            <text:p text:style-name="P51"/>
            <text:p text:style-name="P52">p = 0.0261</text:p>
            <text:p text:style-name="P52">r = 0.0185</text:p>
            <text:p text:style-name="P52">f = 0.0216</text:p>
            <text:p text:style-name="P52"/>
            <text:p text:style-name="P53">0.2:</text:p>
            <text:p text:style-name="P53"/>
            <text:p text:style-name="P54">p = <text:span text:style-name="T17">0.0131</text:span></text:p>
            <text:p text:style-name="P55">r = 0.0108</text:p>
            <text:p text:style-name="P55">f = 0.0118</text:p>
            <text:p text:style-name="P55"/>
            <text:p text:style-name="P56">0.3:</text:p>
            <text:p text:style-name="P56"/>
            <text:p text:style-name="P57">p = <text:span text:style-name="T18">0.0130</text:span></text:p>
            <text:p text:style-name="P58">r = 0.0111</text:p>
            <text:p text:style-name="P58">f = 0.0120</text:p>
          </table:table-cell>
          <table:table-cell table:style-name="Table1.A2" office:value-type="string">
            <text:p text:style-name="P51">0.1:</text:p>
            <text:p text:style-name="P51"/>
            <text:p text:style-name="P98">p = <text:span text:style-name="T16">0.1225</text:span></text:p>
            <text:p text:style-name="P99">r = 0.0871</text:p>
            <text:p text:style-name="P99">f = 0.0965</text:p>
            <text:p text:style-name="P99"/>
            <text:p text:style-name="P53">0.2:</text:p>
            <text:p text:style-name="P53"/>
            <text:p text:style-name="P100">p = 0.1032</text:p>
            <text:p text:style-name="P100">r = 0.0851</text:p>
            <text:p text:style-name="P100">f = 0.0916</text:p>
            <text:p text:style-name="P100"/>
            <text:p text:style-name="P56">0.3:</text:p>
            <text:p text:style-name="P56"/>
            <text:p text:style-name="P101">p = 0.0967</text:p>
            <text:p text:style-name="P101">r = 0.0806</text:p>
            <text:p text:style-name="P101">f = 0.0865</text:p>
          </table:table-cell>
          <table:table-cell table:style-name="Table1.A2" office:value-type="string">
            <text:p text:style-name="P41">0.1:</text:p>
            <text:p text:style-name="P41"/>
            <text:p text:style-name="P41">p = 0.1864</text:p>
            <text:p text:style-name="P41">r = 0.1325</text:p>
            <text:p text:style-name="P41">f = 0.1549</text:p>
            <text:p text:style-name="P41"/>
            <text:p text:style-name="P42">0.2:</text:p>
            <text:p text:style-name="P42"/>
            <text:p text:style-name="P42">p = <text:span text:style-name="T62">0.2034</text:span></text:p>
            <text:p text:style-name="P43">r = 0.1472</text:p>
            <text:p text:style-name="P43">f = 0.1708</text:p>
            <text:p text:style-name="P43"/>
            <text:p text:style-name="P43">0.3:</text:p>
            <text:p text:style-name="P43"/>
            <text:p text:style-name="P43">p = 0.2118</text:p>
            <text:p text:style-name="P43">r = 0.1655</text:p>
            <text:p text:style-name="P43">f = 0.1858</text:p>
            <text:p text:style-name="P43"/>
            <text:p text:style-name="P43"/>
            <text:p text:style-name="P43"/>
            <text:p text:style-name="P43"/>
            <text:p text:style-name="P42"/>
            <text:p text:style-name="P42"/>
            <text:p text:style-name="P42"><text:soft-page-break/></text:p>
            <text:p text:style-name="P42"/>
            <text:p text:style-name="P42"/>
            <text:p text:style-name="P42"/>
            <text:p text:style-name="P42"/>
          </table:table-cell>
          <table:table-cell table:style-name="Table1.A2" office:value-type="string">
            <text:p text:style-name="P41">0.1:</text:p>
            <text:p text:style-name="P41"/>
            <text:p text:style-name="P41">p = <text:span text:style-name="T61">0.0130</text:span></text:p>
            <text:p text:style-name="P42">r = 0.0092</text:p>
            <text:p text:style-name="P42">f = 0.0108</text:p>
            <text:p text:style-name="P42"/>
            <text:p text:style-name="P42">0.2:</text:p>
            <text:p text:style-name="P42"/>
            <text:p text:style-name="P43">p = 0.0261</text:p>
            <text:p text:style-name="P43">r = 0.0191</text:p>
            <text:p text:style-name="P43">f = 0.0221</text:p>
            <text:p text:style-name="P43"/>
            <text:p text:style-name="P43">0.3:</text:p>
            <text:p text:style-name="P43"/>
            <text:p text:style-name="P43">p = 0.0065</text:p>
            <text:p text:style-name="P43">r = 0.0053</text:p>
            <text:p text:style-name="P43">f = 0.0058</text:p>
          </table:table-cell>
          <table:table-cell table:style-name="Table1.G2" office:value-type="string">
            <text:p text:style-name="P41">0.1:</text:p>
            <text:p text:style-name="P41"/>
            <text:p text:style-name="P42">p = 0.1161</text:p>
            <text:p text:style-name="P42">r = 0.0825</text:p>
            <text:p text:style-name="P42">f = 0.0914</text:p>
            <text:p text:style-name="P42"/>
            <text:p text:style-name="P42">0.2:</text:p>
            <text:p text:style-name="P42"/>
            <text:p text:style-name="P43">p = 0.1225</text:p>
            <text:p text:style-name="P43">r = 0.0904</text:p>
            <text:p text:style-name="P43">f = 0.0996</text:p>
            <text:p text:style-name="P43"/>
            <text:p text:style-name="P43">0.3:</text:p>
            <text:p text:style-name="P43"/>
            <text:p text:style-name="P43">p = 0.1161</text:p>
            <text:p text:style-name="P43">r = 0.0947</text:p>
            <text:p text:style-name="P43">f = 0.1022</text:p>
            <text:p text:style-name="P43"/>
          </table:table-cell>
        </table:table-row>
        <table:table-row table:style-name="Table1.4">
          <table:table-cell table:style-name="Table1.A2" office:value-type="string">
            <text:p text:style-name="P1">Topic <text:span text:style-name="T1">3</text:span></text:p>
          </table:table-cell>
          <table:table-cell table:style-name="Table1.A2" office:value-type="string">
            <text:p text:style-name="P10">0.1:</text:p>
            <text:p text:style-name="P154"/>
            <text:p text:style-name="P11">p = 0.1156</text:p>
            <text:p text:style-name="P11">r = 0.1232</text:p>
            <text:p text:style-name="P11">f = 0.1192</text:p>
            <text:p text:style-name="P11"/>
            <text:p text:style-name="P16">0.2:</text:p>
            <text:p text:style-name="P16"/>
            <text:p text:style-name="P16">p = 0.1224</text:p>
            <text:p text:style-name="P16">r = 0.1208</text:p>
            <text:p text:style-name="P16">f = 0.1216</text:p>
            <text:p text:style-name="P16"/>
            <text:p text:style-name="P19">0.3:</text:p>
            <text:p text:style-name="P19"/>
            <text:p text:style-name="P19">p = 0.1836</text:p>
            <text:p text:style-name="P19">r = 0.1698</text:p>
            <text:p text:style-name="P19">f = 0.1764</text:p>
          </table:table-cell>
          <table:table-cell table:style-name="Table1.A2" office:value-type="string">
            <text:p text:style-name="P10">0.1:</text:p>
            <text:p text:style-name="P153"/>
            <text:p text:style-name="P12">p = <text:span text:style-name="T19">0.0049</text:span></text:p>
            <text:p text:style-name="P13">r <text:s/>= <text:s/>0.0056</text:p>
            <text:p text:style-name="P13">f = 0.0052</text:p>
            <text:p text:style-name="P13"/>
            <text:p text:style-name="P16">0.2:</text:p>
            <text:p text:style-name="P16"/>
            <text:p text:style-name="P16">p = 0.0098</text:p>
            <text:p text:style-name="P16">r = 0.0102</text:p>
            <text:p text:style-name="P16">f = 0.0100</text:p>
            <text:p text:style-name="P16"/>
            <text:p text:style-name="P19">0.3:</text:p>
            <text:p text:style-name="P19"/>
            <text:p text:style-name="P20">p = 0.0443</text:p>
            <text:p text:style-name="P20">r = 0.0418</text:p>
            <text:p text:style-name="P20">f = 0.0431</text:p>
          </table:table-cell>
          <table:table-cell table:style-name="Table1.A2" office:value-type="string">
            <text:p text:style-name="P10">0.1:</text:p>
            <text:p text:style-name="P10"/>
            <text:p text:style-name="P14">p = 0.1090</text:p>
            <text:p text:style-name="P14">r = 0.1243</text:p>
            <text:p text:style-name="P15">f = <text:span text:style-name="T20">0.1152</text:span></text:p>
            <text:p text:style-name="P15"/>
            <text:p text:style-name="P16">0.2:</text:p>
            <text:p text:style-name="P16"/>
            <text:p text:style-name="P17">p = <text:span text:style-name="T21">0.1045</text:span></text:p>
            <text:p text:style-name="P18">r = 0.1161</text:p>
            <text:p text:style-name="P18">f = 0.1094</text:p>
            <text:p text:style-name="P18"/>
            <text:p text:style-name="P19">0.3:</text:p>
            <text:p text:style-name="P19"/>
            <text:p text:style-name="P21">p = <text:span text:style-name="T22">0.15</text:span></text:p>
            <text:p text:style-name="P22">r <text:s/>= 0.1506</text:p>
            <text:p text:style-name="P22">f = 0.1503</text:p>
            <text:p text:style-name="P10"/>
            <text:p text:style-name="P10"/>
            <text:p text:style-name="P10"/>
            <text:p text:style-name="P10"/>
          </table:table-cell>
          <table:table-cell table:style-name="Table1.A2" office:value-type="string">
            <text:p text:style-name="P23">0.1:</text:p>
            <text:p text:style-name="P23"/>
            <text:p text:style-name="P24">p = 0.1496</text:p>
            <text:p text:style-name="P24">r = 0.1428</text:p>
            <text:p text:style-name="P24">f = 0.1461</text:p>
            <text:p text:style-name="P23"/>
            <text:p text:style-name="P24">0.2:</text:p>
            <text:p text:style-name="P23"/>
            <text:p text:style-name="P23">p = <text:span text:style-name="T63">0.1767</text:span></text:p>
            <text:p text:style-name="P24">r = 0.1605</text:p>
            <text:p text:style-name="P24">f = 0.1683</text:p>
            <text:p text:style-name="P24"/>
            <text:p text:style-name="P29">0.3:</text:p>
            <text:p text:style-name="P29"/>
            <text:p text:style-name="P30">p = <text:span text:style-name="T67">0.1836</text:span></text:p>
            <text:p text:style-name="P31">r = 0.1776</text:p>
            <text:p text:style-name="P31">f = 0.1806</text:p>
          </table:table-cell>
          <table:table-cell table:style-name="Table1.A2" office:value-type="string">
            <text:p text:style-name="P23">0.1:</text:p>
            <text:p text:style-name="P23"/>
            <text:p text:style-name="P24">p = <text:span text:style-name="T64">0.0197</text:span></text:p>
            <text:p text:style-name="P25">r = 0.0203</text:p>
            <text:p text:style-name="P25">f = 0.0199</text:p>
            <text:p text:style-name="P25"/>
            <text:p text:style-name="P26">0.2:</text:p>
            <text:p text:style-name="P26"/>
            <text:p text:style-name="P26">p = <text:span text:style-name="T65">0.0394</text:span></text:p>
            <text:p text:style-name="P27">r = 0.0384</text:p>
            <text:p text:style-name="P27">f = 0.0389</text:p>
            <text:p text:style-name="P27"/>
            <text:p text:style-name="P29">0.3:</text:p>
            <text:p text:style-name="P29"/>
            <text:p text:style-name="P31">p = 0.0394</text:p>
            <text:p text:style-name="P31">r = 0.0392</text:p>
            <text:p text:style-name="P31">f = 0.0393</text:p>
          </table:table-cell>
          <table:table-cell table:style-name="Table1.G2" office:value-type="string">
            <text:p text:style-name="P23">0.1:</text:p>
            <text:p text:style-name="P23"/>
            <text:p text:style-name="P25">p = 0.1181</text:p>
            <text:p text:style-name="P25">r = 0.1306</text:p>
            <text:p text:style-name="P25">f = 0.1235</text:p>
            <text:p text:style-name="P25"/>
            <text:p text:style-name="P28">0.2:</text:p>
            <text:p text:style-name="P28"/>
            <text:p text:style-name="P28">p = <text:span text:style-name="T66">0.1409</text:span></text:p>
            <text:p text:style-name="P29">r = 0.1455</text:p>
            <text:p text:style-name="P29">f = 0.1431</text:p>
            <text:p text:style-name="P29"/>
            <text:p text:style-name="P29">0.3:</text:p>
            <text:p text:style-name="P29"/>
            <text:p text:style-name="P32">p = <text:span text:style-name="T68">0.1409</text:span></text:p>
            <text:p text:style-name="P33">r = 0.1455</text:p>
            <text:p text:style-name="P33">f = 0.1431</text:p>
          </table:table-cell>
        </table:table-row>
        <table:table-row>
          <table:table-cell table:style-name="Table1.A2" office:value-type="string">
            <text:p text:style-name="P3">Topic <text:span text:style-name="T1">4</text:span></text:p>
          </table:table-cell>
          <table:table-cell table:style-name="Table1.A2" office:value-type="string">
            <text:p text:style-name="P59">0.1:</text:p>
            <text:p text:style-name="P59"/>
            <text:p text:style-name="P81">p = 0.1724</text:p>
            <text:p text:style-name="P81">r = 0.0920</text:p>
            <text:p text:style-name="P81">f = 0.1199</text:p>
            <text:p text:style-name="P81"/>
            <text:p text:style-name="P64">0.2:</text:p>
            <text:p text:style-name="P64"/>
            <text:p text:style-name="P82">p = <text:span text:style-name="T30">0.1839</text:span></text:p>
            <text:p text:style-name="P83">r = <text:span text:style-name="T31">0.1095</text:span></text:p>
            <text:p text:style-name="P84">f = <text:span text:style-name="T32">0.1373</text:span></text:p>
            <text:p text:style-name="P84"/>
            <text:p text:style-name="P85">0.3:</text:p>
            <text:p text:style-name="P85"/>
            <text:p text:style-name="P85">p = <text:span text:style-name="T33">0.1724</text:span></text:p>
            <text:p text:style-name="P86">r = 0.0949</text:p>
            <text:p text:style-name="P86">f = 0.1224</text:p>
            <text:p text:style-name="P66"/>
            <text:p text:style-name="P81"/>
          </table:table-cell>
          <table:table-cell table:style-name="Table1.A2" office:value-type="string">
            <text:p text:style-name="P59">0.1:</text:p>
            <text:p text:style-name="P59"/>
            <text:p text:style-name="P60">p = <text:span text:style-name="T23">0.0084</text:span></text:p>
            <text:p text:style-name="P61">r = <text:s/>0.0048</text:p>
            <text:p text:style-name="P61">f = 0.0061</text:p>
            <text:p text:style-name="P61"/>
            <text:p text:style-name="P62">0.2:</text:p>
            <text:p text:style-name="P62"/>
            <text:p text:style-name="P63">p = <text:span text:style-name="T29">0.0084</text:span></text:p>
            <text:p text:style-name="P65">r = 0.0055</text:p>
            <text:p text:style-name="P65">f = 0.0067</text:p>
            <text:p text:style-name="P65"/>
            <text:p text:style-name="P67">0.<text:span text:style-name="T28">3</text:span>:</text:p>
            <text:p text:style-name="P67"/>
            <text:p text:style-name="P67">p = 0.0168</text:p>
            <text:p text:style-name="P67">r = 0.0098</text:p>
            <text:p text:style-name="P67">f = <text:span text:style-name="T27">0.0124</text:span></text:p>
            <text:p text:style-name="P67"/>
          </table:table-cell>
          <table:table-cell table:style-name="Table1.A2" office:value-type="string">
            <text:p text:style-name="P59">0.1:</text:p>
            <text:p text:style-name="P59"/>
            <text:p text:style-name="P102">p = <text:span text:style-name="T24">0.128</text:span></text:p>
            <text:p text:style-name="P103">r = <text:span text:style-name="T25">0.0754</text:span></text:p>
            <text:p text:style-name="P104">f = <text:span text:style-name="T26">0.0844</text:span></text:p>
            <text:p text:style-name="P104"/>
            <text:p text:style-name="P105">0.2:</text:p>
            <text:p text:style-name="P105"/>
            <text:p text:style-name="P105">p = <text:span text:style-name="T34">0.176</text:span></text:p>
            <text:p text:style-name="P106">r = <text:span text:style-name="T35">0.1182</text:span></text:p>
            <text:p text:style-name="P107">f = 0.1317</text:p>
            <text:p text:style-name="P107"/>
            <text:p text:style-name="P108">0.3:</text:p>
            <text:p text:style-name="P108"/>
            <text:p text:style-name="P108">p = <text:span text:style-name="T36">0.168</text:span></text:p>
            <text:p text:style-name="P109">r = <text:span text:style-name="T37">0.1</text:span></text:p>
            <text:p text:style-name="P110">f = <text:span text:style-name="T38">0.1118</text:span></text:p>
          </table:table-cell>
          <table:table-cell table:style-name="Table1.A2" office:value-type="string">
            <text:p text:style-name="P128">0.1:</text:p>
            <text:p text:style-name="P128"/>
            <text:p text:style-name="P128">p = 0.1724</text:p>
            <text:p text:style-name="P128">r = 0.1042</text:p>
            <text:p text:style-name="P128">f = 0.1298</text:p>
            <text:p text:style-name="P128"/>
            <text:p text:style-name="P128">0.2:</text:p>
            <text:p text:style-name="P128"/>
            <text:p text:style-name="P129">p = 0.1646</text:p>
            <text:p text:style-name="P129">r = 0.1687</text:p>
            <text:p text:style-name="P129">f = 0.1666</text:p>
            <text:p text:style-name="P129"/>
            <text:p text:style-name="P132">0.3:</text:p>
            <text:p text:style-name="P132"/>
            <text:p text:style-name="P132">p = 0.<text:span text:style-name="T70">1463</text:span></text:p>
            <text:p text:style-name="P132">r = 0.<text:span text:style-name="T70">1528</text:span></text:p>
            <text:p text:style-name="P132">f = 0.<text:span text:style-name="T70">1495</text:span></text:p>
            <text:p text:style-name="P132"/>
          </table:table-cell>
          <table:table-cell table:style-name="Table1.A2" office:value-type="string">
            <text:p text:style-name="P128">0.1:</text:p>
            <text:p text:style-name="P128"/>
            <text:p text:style-name="P128">p = 0.0084</text:p>
            <text:p text:style-name="P128">r = 0.0056</text:p>
            <text:p text:style-name="P128">f = 0.0067</text:p>
            <text:p text:style-name="P128"/>
            <text:p text:style-name="P128">0.2:</text:p>
            <text:p text:style-name="P128"/>
            <text:p text:style-name="P130">p = <text:span text:style-name="T69">0.0229</text:span></text:p>
            <text:p text:style-name="P131">r = 0.0243</text:p>
            <text:p text:style-name="P131">f = 0.0236</text:p>
            <text:p text:style-name="P131"/>
            <text:p text:style-name="P132">0.3:</text:p>
            <text:p text:style-name="P132"/>
            <text:p text:style-name="P133">p = <text:span text:style-name="T71">0.0275</text:span></text:p>
            <text:p text:style-name="P134">r = 0.0298</text:p>
            <text:p text:style-name="P134">f = 0.0286</text:p>
          </table:table-cell>
          <table:table-cell table:style-name="Table1.G2" office:value-type="string">
            <text:p text:style-name="P128">0.1:</text:p>
            <text:p text:style-name="P128"/>
            <text:p text:style-name="P128">p = 0.12</text:p>
            <text:p text:style-name="P128">r = 0.083</text:p>
            <text:p text:style-name="P128">f = 0.092</text:p>
            <text:p text:style-name="P128"/>
            <text:p text:style-name="P128">0.2:</text:p>
            <text:p text:style-name="P128"/>
            <text:p text:style-name="P131">p = 0.0950</text:p>
            <text:p text:style-name="P131">r = 0.0995</text:p>
            <text:p text:style-name="P131">f = 0.0971</text:p>
            <text:p text:style-name="P131"/>
            <text:p text:style-name="P132">0.3:</text:p>
            <text:p text:style-name="P132"/>
            <text:p text:style-name="P134">p = <text:span text:style-name="T72">0.0995</text:span></text:p>
            <text:p text:style-name="P135">r = 0.1063</text:p>
            <text:p text:style-name="P135">f = 0.1025</text:p>
            <text:p text:style-name="P135"/>
          </table:table-cell>
        </table:table-row>
        <table:table-row>
          <table:table-cell table:style-name="Table1.A2" office:value-type="string">
            <text:p text:style-name="P3">Topic <text:span text:style-name="T1">5</text:span></text:p>
          </table:table-cell>
          <table:table-cell table:style-name="Table1.A2" office:value-type="string">
            <text:p text:style-name="P68">0.1:</text:p>
            <text:p text:style-name="P87"/>
            <text:p text:style-name="P87">p = <text:span text:style-name="T39">0.1829</text:span></text:p>
            <text:p text:style-name="P88">r = 0.1840</text:p>
            <text:p text:style-name="P88">f = 0.1834</text:p>
            <text:p text:style-name="P88"/>
            <text:p text:style-name="P71"><text:soft-page-break/>0.2:</text:p>
            <text:p text:style-name="P71"/>
            <text:p text:style-name="P71">p = <text:span text:style-name="T42">0.1402</text:span></text:p>
            <text:p text:style-name="P89">r = 0.1523</text:p>
            <text:p text:style-name="P89">f = <text:span text:style-name="T43">0.1460</text:span></text:p>
            <text:p text:style-name="P89"/>
            <text:p text:style-name="P74">0.3:</text:p>
            <text:p text:style-name="P74"/>
            <text:p text:style-name="P74">p = <text:span text:style-name="T45">0.1524</text:span></text:p>
            <text:p text:style-name="P90">r = 0.1552</text:p>
            <text:p text:style-name="P90">f = 0.1538</text:p>
            <text:p text:style-name="P68"/>
            <text:p text:style-name="P68"/>
          </table:table-cell>
          <table:table-cell table:style-name="Table1.A2" office:value-type="string">
            <text:p text:style-name="P68">0.1:</text:p>
            <text:p text:style-name="P68"/>
            <text:p text:style-name="P69"><text:s/>p = <text:span text:style-name="T40">0.0229</text:span></text:p>
            <text:p text:style-name="P70">r = 0.0239</text:p>
            <text:p text:style-name="P70">f = 0.0234</text:p>
            <text:p text:style-name="P70"/>
            <text:p text:style-name="P71"><text:soft-page-break/>0.2:</text:p>
            <text:p text:style-name="P71"/>
            <text:p text:style-name="P72">p = <text:span text:style-name="T44">0.0137</text:span></text:p>
            <text:p text:style-name="P73">r = 0.0155</text:p>
            <text:p text:style-name="P73">f = 0.0146</text:p>
            <text:p text:style-name="P73"/>
            <text:p text:style-name="P74">0.3:</text:p>
            <text:p text:style-name="P74"/>
            <text:p text:style-name="P75">p = <text:span text:style-name="T46">0.0091</text:span></text:p>
            <text:p text:style-name="P76">r = 0.01005</text:p>
            <text:p text:style-name="P76">f = 0.0095</text:p>
          </table:table-cell>
          <table:table-cell table:style-name="Table1.A2" office:value-type="string">
            <text:p text:style-name="P68">0.1:</text:p>
            <text:p text:style-name="P68"/>
            <text:p text:style-name="P111">p = <text:span text:style-name="T41">0.1266</text:span></text:p>
            <text:p text:style-name="P112">r = 0.1327</text:p>
            <text:p text:style-name="P112">f = 0.1294</text:p>
            <text:p text:style-name="P112"/>
            <text:p text:style-name="P71"><text:soft-page-break/>0.2:</text:p>
            <text:p text:style-name="P71"/>
            <text:p text:style-name="P113">p = 0.1829</text:p>
            <text:p text:style-name="P113">r = 0.1840</text:p>
            <text:p text:style-name="P113">f = 0.1044</text:p>
            <text:p text:style-name="P113"/>
            <text:p text:style-name="P74">0.3:</text:p>
            <text:p text:style-name="P74"/>
            <text:p text:style-name="P114">p = <text:span text:style-name="T47">0.1085</text:span></text:p>
            <text:p text:style-name="P115">r = 0.1170</text:p>
            <text:p text:style-name="P115">f = 0.1123</text:p>
          </table:table-cell>
          <table:table-cell table:style-name="Table1.A2" office:value-type="string">
            <text:p text:style-name="P136">0.1:</text:p>
            <text:p text:style-name="P136"/>
            <text:p text:style-name="P136">p = <text:span text:style-name="T73">0.1707</text:span></text:p>
            <text:p text:style-name="P137">r = 0.1761</text:p>
            <text:p text:style-name="P137">f = 0.1734</text:p>
            <text:p text:style-name="P137"/>
            <text:p text:style-name="P140"><text:soft-page-break/>0.2:</text:p>
            <text:p text:style-name="P140"/>
            <text:p text:style-name="P140">p = 0.0549</text:p>
            <text:p text:style-name="P140">r = 0.075</text:p>
            <text:p text:style-name="P140">f = 0.0639</text:p>
            <text:p text:style-name="P140"/>
            <text:p text:style-name="P146">0.3:</text:p>
            <text:p text:style-name="P146"/>
            <text:p text:style-name="P147">p = <text:span text:style-name="T78">0.1219</text:span></text:p>
            <text:p text:style-name="P148">r = 0.1342</text:p>
            <text:p text:style-name="P148">f = 0.1277</text:p>
          </table:table-cell>
          <table:table-cell table:style-name="Table1.A2" office:value-type="string">
            <text:p text:style-name="P136">0.1:</text:p>
            <text:p text:style-name="P136"/>
            <text:p text:style-name="P138">p = <text:span text:style-name="T74">0.0137</text:span></text:p>
            <text:p text:style-name="P139">r = 0.0142</text:p>
            <text:p text:style-name="P139">f = 0.0139</text:p>
            <text:p text:style-name="P139"/>
            <text:p text:style-name="P141"><text:soft-page-break/>0.2:</text:p>
            <text:p text:style-name="P141"/>
            <text:p text:style-name="P141">p = <text:span text:style-name="T75">0.0046</text:span></text:p>
            <text:p text:style-name="P142">r = 0.0065</text:p>
            <text:p text:style-name="P142">f = 0.0054</text:p>
            <text:p text:style-name="P142"/>
            <text:p text:style-name="P146">0.3:</text:p>
            <text:p text:style-name="P146"/>
            <text:p text:style-name="P149">p = <text:span text:style-name="T79">0.0091</text:span></text:p>
            <text:p text:style-name="P150">r = 0.0104</text:p>
            <text:p text:style-name="P150">f = 0.0097</text:p>
          </table:table-cell>
          <table:table-cell table:style-name="Table1.G2" office:value-type="string">
            <text:p text:style-name="P136">0.1:</text:p>
            <text:p text:style-name="P136"/>
            <text:p text:style-name="P139">p = 0.1131</text:p>
            <text:p text:style-name="P139">r = 0.1162</text:p>
            <text:p text:style-name="P139">f = 0.1146</text:p>
            <text:p text:style-name="P139"/>
            <text:p text:style-name="P143"><text:soft-page-break/>0.2:</text:p>
            <text:p text:style-name="P143"/>
            <text:p text:style-name="P143">p = <text:span text:style-name="T76">0.0588</text:span></text:p>
            <text:p text:style-name="P144">r = <text:span text:style-name="T77">0.0764</text:span></text:p>
            <text:p text:style-name="P145">f = 0.0643</text:p>
            <text:p text:style-name="P145"/>
            <text:p text:style-name="P146">0.3:</text:p>
            <text:p text:style-name="P146"/>
            <text:p text:style-name="P151">p = <text:span text:style-name="T80">0.0995</text:span></text:p>
            <text:p text:style-name="P152">r = 0.1139</text:p>
            <text:p text:style-name="P152">f = 0.1053</text:p>
            <text:p text:style-name="P139"/>
          </table:table-cell>
        </table:table-row>
      </table:table>
      <text:p text:style-name="P1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00:23:32.423477904</meta:creation-date>
    <dc:date>2018-03-26T05:47:58.710533396</dc:date>
    <meta:editing-duration>PT3H7S</meta:editing-duration>
    <meta:editing-cycles>178</meta:editing-cycles>
    <meta:generator>LibreOffice/6.0.2.1$Linux_X86_64 LibreOffice_project/00m0$Build-1</meta:generator>
    <meta:document-statistic meta:table-count="1" meta:image-count="0" meta:object-count="0" meta:page-count="3" meta:paragraph-count="388" meta:word-count="947" meta:character-count="3343" meta:non-whitespace-character-count="2774"/>
  </office:meta>
</office:document-meta>
</file>